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1.25pt solid #000000"/>
    </style:style>
    <style:style style:name="ce2" style:family="table-cell" style:parent-style-name="Default">
      <style:table-cell-properties fo:background-color="#999999" fo:border="0.74pt solid #000000"/>
    </style:style>
    <style:style style:name="ce3" style:family="table-cell" style:parent-style-name="Default">
      <style:table-cell-properties fo:background-color="#999999" fo:border="1.25pt solid #000000"/>
    </style:style>
    <style:style style:name="ce4" style:family="table-cell" style:parent-style-name="Default">
      <style:table-cell-properties fo:border="1.25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3"/>
        <table:table-column table:style-name="co1" table:default-cell-style-name="ce4"/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nom</text:p>
          </table:table-cell>
          <table:table-cell table:style-name="ce1" office:value-type="string" calcext:value-type="string">
            <text:p>Initale</text:p>
          </table:table-cell>
          <table:table-cell table:style-name="ce1" office:value-type="string" calcext:value-type="string">
            <text:p>Initale-Nom</text:p>
          </table:table-cell>
          <table:table-cell table:style-name="ce1" office:value-type="string" calcext:value-type="string">
            <text:p>Login V1</text:p>
          </table:table-cell>
          <table:table-cell table:style-name="ce1" office:value-type="string" calcext:value-type="string">
            <text:p>Login V2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Paul</text:p>
          </table:table-cell>
          <table:table-cell table:formula="of:=LEFT([.B5];1)" office:value-type="string" office:string-value="P" calcext:value-type="string">
            <text:p>P</text:p>
          </table:table-cell>
          <table:table-cell table:formula="of:=CONCATENATE([.C5];[.A5])" office:value-type="string" office:string-value="PBernard" calcext:value-type="string">
            <text:p>PBernard</text:p>
          </table:table-cell>
          <table:table-cell table:formula="of:=LOWER([.D5])" office:value-type="string" office:string-value="pbernard" calcext:value-type="string">
            <text:p>pbernard</text:p>
          </table:table-cell>
          <table:table-cell table:formula="of:=LOWER(CONCATENATE([.C5];[.A5]))" office:value-type="string" office:string-value="pbernard" calcext:value-type="string">
            <text:p>pbernard</text:p>
          </table:table-cell>
          <table:table-cell office:value-type="string" calcext:value-type="string">
            <text:p>ETU</text:p>
          </table:table-cell>
          <table:table-cell table:formula="of:=LOWER(CONCATENATE([.A5];&quot;.&quot;;[.B5];&quot;@&quot;;IF([.G5]=&quot;ETU&quot;;&quot;etu.u-bordeaux1.fr&quot;;&quot;.u-bordeaux.fr&quot;)))" office:value-type="string" office:string-value="bernard.paul@etu.u-bordeaux1.fr" calcext:value-type="string">
            <text:p>bernard.paul@etu.u-bordeaux1.fr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Patrick</text:p>
          </table:table-cell>
          <table:table-cell table:formula="of:=LEFT([.B6];1)" office:value-type="string" office:string-value="P" calcext:value-type="string">
            <text:p>P</text:p>
          </table:table-cell>
          <table:table-cell table:formula="of:=CONCATENATE([.C6];[.A6])" office:value-type="string" office:string-value="PChemin" calcext:value-type="string">
            <text:p>PChemin</text:p>
          </table:table-cell>
          <table:table-cell table:formula="of:=LOWER([.D6])" office:value-type="string" office:string-value="pchemin" calcext:value-type="string">
            <text:p>pchemin</text:p>
          </table:table-cell>
          <table:table-cell table:formula="of:=LOWER(CONCATENATE([.C6];[.A6]))" office:value-type="string" office:string-value="pchemin" calcext:value-type="string">
            <text:p>pchemin</text:p>
          </table:table-cell>
          <table:table-cell office:value-type="string" calcext:value-type="string">
            <text:p>ETU</text:p>
          </table:table-cell>
          <table:table-cell table:formula="of:=LOWER(CONCATENATE([.A6];&quot;.&quot;;[.B6];&quot;@&quot;;IF([.G6]=&quot;ETU&quot;;&quot;etu.u-bordeaux1.fr&quot;;&quot;.u-bordeaux.fr&quot;)))" office:value-type="string" office:string-value="chemin.patrick@etu.u-bordeaux1.fr" calcext:value-type="string">
            <text:p>chemin.patrick@etu.u-bordeaux1.fr</text:p>
          </table:table-cell>
        </table:table-row>
        <table:table-row table:style-name="ro1">
          <table:table-cell office:value-type="string" calcext:value-type="string">
            <text:p>Durand</text:p>
          </table:table-cell>
          <table:table-cell office:value-type="string" calcext:value-type="string">
            <text:p>Pierre</text:p>
          </table:table-cell>
          <table:table-cell table:formula="of:=LEFT([.B7];1)" office:value-type="string" office:string-value="P" calcext:value-type="string">
            <text:p>P</text:p>
          </table:table-cell>
          <table:table-cell table:formula="of:=CONCATENATE([.C7];[.A7])" office:value-type="string" office:string-value="PDurand" calcext:value-type="string">
            <text:p>PDurand</text:p>
          </table:table-cell>
          <table:table-cell table:formula="of:=LOWER([.D7])" office:value-type="string" office:string-value="pdurand" calcext:value-type="string">
            <text:p>pdurand</text:p>
          </table:table-cell>
          <table:table-cell table:formula="of:=LOWER(CONCATENATE([.C7];[.A7]))" office:value-type="string" office:string-value="pdurand" calcext:value-type="string">
            <text:p>pdurand</text:p>
          </table:table-cell>
          <table:table-cell office:value-type="string" calcext:value-type="string">
            <text:p>ETU</text:p>
          </table:table-cell>
          <table:table-cell table:formula="of:=LOWER(CONCATENATE([.A7];&quot;.&quot;;[.B7];&quot;@&quot;;IF([.G7]=&quot;ETU&quot;;&quot;etu.u-bordeaux1.fr&quot;;&quot;.u-bordeaux.fr&quot;)))" office:value-type="string" office:string-value="durand.pierre@etu.u-bordeaux1.fr" calcext:value-type="string">
            <text:p>durand.pierre@etu.u-bordeaux1.fr</text:p>
          </table:table-cell>
        </table:table-row>
        <table:table-row table:style-name="ro1">
          <table:table-cell office:value-type="string" calcext:value-type="string">
            <text:p>Femme</text:p>
          </table:table-cell>
          <table:table-cell office:value-type="string" calcext:value-type="string">
            <text:p>Hector</text:p>
          </table:table-cell>
          <table:table-cell table:formula="of:=LEFT([.B8];1)" office:value-type="string" office:string-value="H" calcext:value-type="string">
            <text:p>H</text:p>
          </table:table-cell>
          <table:table-cell table:formula="of:=CONCATENATE([.C8];[.A8])" office:value-type="string" office:string-value="HFemme" calcext:value-type="string">
            <text:p>HFemme</text:p>
          </table:table-cell>
          <table:table-cell table:formula="of:=LOWER([.D8])" office:value-type="string" office:string-value="hfemme" calcext:value-type="string">
            <text:p>hfemme</text:p>
          </table:table-cell>
          <table:table-cell table:formula="of:=LOWER(CONCATENATE([.C8];[.A8]))" office:value-type="string" office:string-value="hfemme" calcext:value-type="string">
            <text:p>hfemme</text:p>
          </table:table-cell>
          <table:table-cell office:value-type="string" calcext:value-type="string">
            <text:p>ENS</text:p>
          </table:table-cell>
          <table:table-cell table:formula="of:=LOWER(CONCATENATE([.A8];&quot;.&quot;;[.B8];&quot;@&quot;;IF([.G8]=&quot;ETU&quot;;&quot;etu.u-bordeaux1.fr&quot;;&quot;.u-bordeaux.fr&quot;)))" office:value-type="string" office:string-value="femme.hector@.u-bordeaux.fr" calcext:value-type="string">
            <text:p>femme.hector@.u-bordeaux.fr</text:p>
          </table:table-cell>
        </table:table-row>
        <table:table-row table:style-name="ro1">
          <table:table-cell office:value-type="string" calcext:value-type="string">
            <text:p>Hey</text:p>
          </table:table-cell>
          <table:table-cell office:value-type="string" calcext:value-type="string">
            <text:p>Joe</text:p>
          </table:table-cell>
          <table:table-cell table:formula="of:=LEFT([.B9];1)" office:value-type="string" office:string-value="J" calcext:value-type="string">
            <text:p>J</text:p>
          </table:table-cell>
          <table:table-cell table:formula="of:=CONCATENATE([.C9];[.A9])" office:value-type="string" office:string-value="JHey" calcext:value-type="string">
            <text:p>JHey</text:p>
          </table:table-cell>
          <table:table-cell table:formula="of:=LOWER([.D9])" office:value-type="string" office:string-value="jhey" calcext:value-type="string">
            <text:p>jhey</text:p>
          </table:table-cell>
          <table:table-cell table:formula="of:=LOWER(CONCATENATE([.C9];[.A9]))" office:value-type="string" office:string-value="jhey" calcext:value-type="string">
            <text:p>jhey</text:p>
          </table:table-cell>
          <table:table-cell office:value-type="string" calcext:value-type="string">
            <text:p>ETU</text:p>
          </table:table-cell>
          <table:table-cell table:formula="of:=LOWER(CONCATENATE([.A9];&quot;.&quot;;[.B9];&quot;@&quot;;IF([.G9]=&quot;ETU&quot;;&quot;etu.u-bordeaux1.fr&quot;;&quot;.u-bordeaux.fr&quot;)))" office:value-type="string" office:string-value="hey.joe@etu.u-bordeaux1.fr" calcext:value-type="string">
            <text:p>hey.joe@etu.u-bordeaux1.fr</text:p>
          </table:table-cell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Antoine</text:p>
          </table:table-cell>
          <table:table-cell table:formula="of:=LEFT([.B10];1)" office:value-type="string" office:string-value="A" calcext:value-type="string">
            <text:p>A</text:p>
          </table:table-cell>
          <table:table-cell table:formula="of:=CONCATENATE([.C10];[.A10])" office:value-type="string" office:string-value="AJardin" calcext:value-type="string">
            <text:p>AJardin</text:p>
          </table:table-cell>
          <table:table-cell table:formula="of:=LOWER([.D10])" office:value-type="string" office:string-value="ajardin" calcext:value-type="string">
            <text:p>ajardin</text:p>
          </table:table-cell>
          <table:table-cell table:formula="of:=LOWER(CONCATENATE([.C10];[.A10]))" office:value-type="string" office:string-value="ajardin" calcext:value-type="string">
            <text:p>ajardin</text:p>
          </table:table-cell>
          <table:table-cell office:value-type="string" calcext:value-type="string">
            <text:p>ETU</text:p>
          </table:table-cell>
          <table:table-cell table:formula="of:=LOWER(CONCATENATE([.A10];&quot;.&quot;;[.B10];&quot;@&quot;;IF([.G10]=&quot;ETU&quot;;&quot;etu.u-bordeaux1.fr&quot;;&quot;.u-bordeaux.fr&quot;)))" office:value-type="string" office:string-value="jardin.antoine@etu.u-bordeaux1.fr" calcext:value-type="string">
            <text:p>jardin.antoine@etu.u-bordeaux1.fr</text:p>
          </table:table-cell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Chloé</text:p>
          </table:table-cell>
          <table:table-cell table:formula="of:=LEFT([.B11];1)" office:value-type="string" office:string-value="C" calcext:value-type="string">
            <text:p>C</text:p>
          </table:table-cell>
          <table:table-cell table:formula="of:=CONCATENATE([.C11];[.A11])" office:value-type="string" office:string-value="CMaison" calcext:value-type="string">
            <text:p>CMaison</text:p>
          </table:table-cell>
          <table:table-cell table:formula="of:=LOWER([.D11])" office:value-type="string" office:string-value="cmaison" calcext:value-type="string">
            <text:p>cmaison</text:p>
          </table:table-cell>
          <table:table-cell table:formula="of:=LOWER(CONCATENATE([.C11];[.A11]))" office:value-type="string" office:string-value="cmaison" calcext:value-type="string">
            <text:p>cmaison</text:p>
          </table:table-cell>
          <table:table-cell office:value-type="string" calcext:value-type="string">
            <text:p>ENS</text:p>
          </table:table-cell>
          <table:table-cell table:formula="of:=LOWER(CONCATENATE([.A11];&quot;.&quot;;[.B11];&quot;@&quot;;IF([.G11]=&quot;ETU&quot;;&quot;etu.u-bordeaux1.fr&quot;;&quot;.u-bordeaux.fr&quot;)))" office:value-type="string" office:string-value="maison.chloé@.u-bordeaux.fr" calcext:value-type="string">
            <text:p>maison.chloé@.u-bordeaux.fr</text:p>
          </table:table-cell>
        </table:table-row>
        <table:table-row table:style-name="ro1">
          <table:table-cell table:number-columns-repeated="2" office:value-type="string" calcext:value-type="string">
            <text:p>Pauline</text:p>
          </table:table-cell>
          <table:table-cell table:formula="of:=LEFT([.B12];1)" office:value-type="string" office:string-value="P" calcext:value-type="string">
            <text:p>P</text:p>
          </table:table-cell>
          <table:table-cell table:formula="of:=CONCATENATE([.C12];[.A12])" office:value-type="string" office:string-value="PPauline" calcext:value-type="string">
            <text:p>PPauline</text:p>
          </table:table-cell>
          <table:table-cell table:formula="of:=LOWER([.D12])" office:value-type="string" office:string-value="ppauline" calcext:value-type="string">
            <text:p>ppauline</text:p>
          </table:table-cell>
          <table:table-cell table:formula="of:=LOWER(CONCATENATE([.C12];[.A12]))" office:value-type="string" office:string-value="ppauline" calcext:value-type="string">
            <text:p>ppauline</text:p>
          </table:table-cell>
          <table:table-cell office:value-type="string" calcext:value-type="string">
            <text:p>ETU</text:p>
          </table:table-cell>
          <table:table-cell table:formula="of:=LOWER(CONCATENATE([.A12];&quot;.&quot;;[.B12];&quot;@&quot;;IF([.G12]=&quot;ETU&quot;;&quot;etu.u-bordeaux1.fr&quot;;&quot;.u-bordeaux.fr&quot;)))" office:value-type="string" office:string-value="pauline.pauline@etu.u-bordeaux1.fr" calcext:value-type="string">
            <text:p>pauline.pauline@etu.u-bordeaux1.fr</text:p>
          </table:table-cell>
        </table:table-row>
        <table:table-row table:style-name="ro1">
          <table:table-cell office:value-type="string" calcext:value-type="string">
            <text:p>Pold</text:p>
          </table:table-cell>
          <table:table-cell office:value-type="string" calcext:value-type="string">
            <text:p>Léo</text:p>
          </table:table-cell>
          <table:table-cell table:formula="of:=LEFT([.B13];1)" office:value-type="string" office:string-value="L" calcext:value-type="string">
            <text:p>L</text:p>
          </table:table-cell>
          <table:table-cell table:formula="of:=CONCATENATE([.C13];[.A13])" office:value-type="string" office:string-value="LPold" calcext:value-type="string">
            <text:p>LPold</text:p>
          </table:table-cell>
          <table:table-cell table:formula="of:=LOWER([.D13])" office:value-type="string" office:string-value="lpold" calcext:value-type="string">
            <text:p>lpold</text:p>
          </table:table-cell>
          <table:table-cell table:formula="of:=LOWER(CONCATENATE([.C13];[.A13]))" office:value-type="string" office:string-value="lpold" calcext:value-type="string">
            <text:p>lpold</text:p>
          </table:table-cell>
          <table:table-cell office:value-type="string" calcext:value-type="string">
            <text:p>ETU</text:p>
          </table:table-cell>
          <table:table-cell table:formula="of:=LOWER(CONCATENATE([.A13];&quot;.&quot;;[.B13];&quot;@&quot;;IF([.G13]=&quot;ETU&quot;;&quot;etu.u-bordeaux1.fr&quot;;&quot;.u-bordeaux.fr&quot;)))" office:value-type="string" office:string-value="pold.léo@etu.u-bordeaux1.fr" calcext:value-type="string">
            <text:p>pold.léo@etu.u-bordeaux1.fr</text:p>
          </table:table-cell>
        </table:table-row>
        <table:table-row table:style-name="ro1">
          <table:table-cell office:value-type="string" calcext:value-type="string">
            <text:p>Vélo</text:p>
          </table:table-cell>
          <table:table-cell office:value-type="string" calcext:value-type="string">
            <text:p>Karim</text:p>
          </table:table-cell>
          <table:table-cell table:formula="of:=LEFT([.B14];1)" office:value-type="string" office:string-value="K" calcext:value-type="string">
            <text:p>K</text:p>
          </table:table-cell>
          <table:table-cell table:formula="of:=CONCATENATE([.C14];[.A14])" office:value-type="string" office:string-value="KVélo" calcext:value-type="string">
            <text:p>KVélo</text:p>
          </table:table-cell>
          <table:table-cell table:formula="of:=LOWER([.D14])" office:value-type="string" office:string-value="kvélo" calcext:value-type="string">
            <text:p>kvélo</text:p>
          </table:table-cell>
          <table:table-cell table:formula="of:=LOWER(CONCATENATE([.C14];[.A14]))" office:value-type="string" office:string-value="kvélo" calcext:value-type="string">
            <text:p>kvélo</text:p>
          </table:table-cell>
          <table:table-cell office:value-type="string" calcext:value-type="string">
            <text:p>ENS</text:p>
          </table:table-cell>
          <table:table-cell table:formula="of:=LOWER(CONCATENATE([.A14];&quot;.&quot;;[.B14];&quot;@&quot;;IF([.G14]=&quot;ETU&quot;;&quot;etu.u-bordeaux1.fr&quot;;&quot;.u-bordeaux.fr&quot;)))" office:value-type="string" office:string-value="vélo.karim@.u-bordeaux.fr" calcext:value-type="string">
            <text:p>vélo.karim@.u-bordeaux.fr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Sébastien</text:p>
          </table:table-cell>
          <table:table-cell table:formula="of:=LEFT([.B15];1)" office:value-type="string" office:string-value="S" calcext:value-type="string">
            <text:p>S</text:p>
          </table:table-cell>
          <table:table-cell table:formula="of:=CONCATENATE([.C15];[.A15])" office:value-type="string" office:string-value="SVille" calcext:value-type="string">
            <text:p>SVille</text:p>
          </table:table-cell>
          <table:table-cell table:formula="of:=LOWER([.D15])" office:value-type="string" office:string-value="sville" calcext:value-type="string">
            <text:p>sville</text:p>
          </table:table-cell>
          <table:table-cell table:formula="of:=LOWER(CONCATENATE([.C15];[.A15]))" office:value-type="string" office:string-value="sville" calcext:value-type="string">
            <text:p>sville</text:p>
          </table:table-cell>
          <table:table-cell office:value-type="string" calcext:value-type="string">
            <text:p>ENS</text:p>
          </table:table-cell>
          <table:table-cell table:formula="of:=LOWER(CONCATENATE([.A15];&quot;.&quot;;[.B15];&quot;@&quot;;IF([.G15]=&quot;ETU&quot;;&quot;etu.u-bordeaux1.fr&quot;;&quot;.u-bordeaux.fr&quot;)))" office:value-type="string" office:string-value="ville.sébastien@.u-bordeaux.fr" calcext:value-type="string">
            <text:p>ville.sébastien@.u-bordeaux.fr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Zoé</text:p>
          </table:table-cell>
          <table:table-cell table:formula="of:=LEFT([.B16];1)" office:value-type="string" office:string-value="Z" calcext:value-type="string">
            <text:p>Z</text:p>
          </table:table-cell>
          <table:table-cell table:formula="of:=CONCATENATE([.C16];[.A16])" office:value-type="string" office:string-value="ZZoo" calcext:value-type="string">
            <text:p>ZZoo</text:p>
          </table:table-cell>
          <table:table-cell table:formula="of:=LOWER([.D16])" office:value-type="string" office:string-value="zzoo" calcext:value-type="string">
            <text:p>zzoo</text:p>
          </table:table-cell>
          <table:table-cell table:formula="of:=LOWER(CONCATENATE([.C16];[.A16]))" office:value-type="string" office:string-value="zzoo" calcext:value-type="string">
            <text:p>zzoo</text:p>
          </table:table-cell>
          <table:table-cell office:value-type="string" calcext:value-type="string">
            <text:p>ETU</text:p>
          </table:table-cell>
          <table:table-cell table:formula="of:=LOWER(CONCATENATE([.A16];&quot;.&quot;;[.B16];&quot;@&quot;;IF([.G16]=&quot;ETU&quot;;&quot;etu.u-bordeaux1.fr&quot;;&quot;.u-bordeaux.fr&quot;)))" office:value-type="string" office:string-value="zoo.zoé@etu.u-bordeaux1.fr" calcext:value-type="string">
            <text:p>zoo.zoé@etu.u-bordeaux1.fr</text:p>
          </table:table-cell>
        </table:table-row>
        <table:table-row table:style-name="ro1">
          <table:table-cell table:style-name="Default" office:value-type="string" calcext:value-type="string">
            <text:p>Garnaud</text:p>
          </table:table-cell>
          <table:table-cell table:style-name="Default" office:value-type="string" calcext:value-type="string">
            <text:p>Raphaël</text:p>
          </table:table-cell>
          <table:table-cell table:formula="of:=LEFT([.B17];1)" office:value-type="string" office:string-value="R" calcext:value-type="string">
            <text:p>R</text:p>
          </table:table-cell>
          <table:table-cell table:formula="of:=CONCATENATE([.C17];[.A17])" office:value-type="string" office:string-value="RGarnaud" calcext:value-type="string">
            <text:p>RGarnaud</text:p>
          </table:table-cell>
          <table:table-cell table:formula="of:=LOWER([.D17])" office:value-type="string" office:string-value="rgarnaud" calcext:value-type="string">
            <text:p>rgarnaud</text:p>
          </table:table-cell>
          <table:table-cell table:formula="of:=LOWER(CONCATENATE([.C17];[.A17]))" office:value-type="string" office:string-value="rgarnaud" calcext:value-type="string">
            <text:p>rgarnaud</text:p>
          </table:table-cell>
          <table:table-cell table:style-name="Default" office:value-type="string" calcext:value-type="string">
            <text:p>ETU</text:p>
          </table:table-cell>
          <table:table-cell table:formula="of:=LOWER(CONCATENATE([.A17];&quot;.&quot;;[.B17];&quot;@&quot;;IF([.G17]=&quot;ETU&quot;;&quot;etu.u-bordeaux1.fr&quot;;&quot;.u-bordeaux.fr&quot;)))" office:value-type="string" office:string-value="garnaud.raphaël@etu.u-bordeaux1.fr" calcext:value-type="string">
            <text:p>garnaud.raphaël@etu.u-bordeaux1.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2:12:59.253000000</meta:creation-date>
    <dc:date>2015-11-22T22:44:40.076000000</dc:date>
    <meta:editing-duration>PT15M39S</meta:editing-duration>
    <meta:editing-cycles>1</meta:editing-cycles>
    <meta:document-statistic meta:table-count="1" meta:cell-count="112" meta:object-count="0"/>
    <meta:generator>LibreOffice/5.0.3.2$Windows_x86 LibreOffice_project/e5f16313668ac592c1bfb310f4390624e3dbfb75</meta:generator>
  </office:meta>
</office:document-meta>
</file>